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A6F6EB8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Sans1" svg:font-family="'Lucida Sans'"/>
    <style:font-face style:name="LucidaGrande" svg:font-family="LucidaGrande"/>
    <style:font-face style:name="OpenSymbol" svg:font-family="OpenSymbol"/>
    <style:font-face style:name="American Typewriter" svg:font-family="'American Typewriter'" style:font-adornments="Regular" style:font-family-generic="modern" style:font-pitch="fixed"/>
    <style:font-face style:name="DejaVu Sans Mono" svg:font-family="'DejaVu Sans Mono'" style:font-family-generic="modern" style:font-pitch="fixed"/>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style>
    <style:style style:name="P2"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P3" style:family="paragraph" style:parent-style-name="Header2">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ext_20_body" style:list-style-name="L1">
      <style:text-properties style:font-name="Lucida Grande" fo:font-size="10pt"/>
    </style:style>
    <style:style style:name="P7" style:family="paragraph" style:parent-style-name="Text_20_body" style:list-style-name="L2">
      <style:text-properties style:font-name="Lucida Grande" fo:font-size="10pt"/>
    </style:style>
    <style:style style:name="P8" style:family="paragraph" style:parent-style-name="Text_20_body" style:list-style-name="L3"/>
    <style:style style:name="T1" style:family="text">
      <style:text-properties fo:font-style="italic" style:font-style-asian="italic" style:font-style-complex="italic"/>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lanification de projet de développement</text:h>
      <text:h text:style-name="Heading_20_2" text:outline-level="2">Mission du produit</text:h>
      <text:p text:style-name="Text_20_body">Offrir un widget de liens positionné absolue sur une page, peu importe le type de container dans lequel il se trouve. Le widget permettra de spécifier un titre, une note ainsi que les liens <text:s/>pouvant être ordonnés. Ces derniers pointent vers les pages du site Web qui se mettront à jour automatiquement lors de changements, tel de nom ou d'URL.</text:p>
      <text:h text:style-name="Heading_20_2" text:outline-level="2">Attentes des utilisateurs (User Stories)</text:h>
      <text:p text:style-name="Text_20_body">En temps que membre du groupe <text:span text:style-name="T1">Content Manager</text:span>, je peux choisir les liens à afficher pour une page du site et spécifier leur ordre de présentation. Je peux aussi spécifier le titre de la boîte de liens et une note l'accompagnant.</text:p>
      <text:h text:style-name="Heading_20_2" text:outline-level="2">Acteurs</text:h>
      <text:p text:style-name="Text_20_body">Membres du groupe <text:span text:style-name="T1">Content Manager</text:span></text:p>
      <text:p text:style-name="Text_20_body">Lecteurs</text:p>
      <text:h text:style-name="Heading_20_2" text:outline-level="2">Fonctionnalités</text:h>
      <text:p text:style-name="Text_20_body">Permet d'associer à une page un widget de liens. Ces liens s'agissent d'instances héritant du model BasicPage, et sont mises à jour automatiquement lorsque les pages sont modifiées.</text:p>
      <text:h text:style-name="Heading_20_2" text:outline-level="2">Objets</text:h>
      <text:p text:style-name="P4">Widget</text:p>
      <text:p text:style-name="P5">Un model avec ses fields de titre, note et liens.</text:p>
      <text:p text:style-name="P4">Template</text:p>
      <text:p text:style-name="P5">Template qui permet de générer l'HTML nécessaire pour être inséré dans une page.</text:p>
      <text:h text:style-name="Heading_20_2" text:outline-level="2">Actions possibles des membres du groupe <text:span text:style-name="T1">Content Manager</text:span> </text:h>
      <text:list xml:id="list163218805" text:style-name="L1">
        <text:list-item>
          <text:p text:style-name="P6">Création/modification/suppression de widgets de Simthetiq recommends</text:p>
        </text:list-item>
        <text:list-item>
          <text:p text:style-name="P6">Modification au titre, à la note ou aux liens contenus dans le widget</text:p>
        </text:list-item>
        <text:list-item>
          <text:p text:style-name="P6">Ajuster l'ordre des liens</text:p>
        </text:list-item>
        <text:list-item>
          <text:p text:style-name="P6">Association ou retrait d'un widget à une page</text:p>
        </text:list-item>
      </text:list>
      <text:h text:style-name="Heading_20_2" text:outline-level="2">Actions possibles du lecteur </text:h>
      <text:list xml:id="list1509744968" text:style-name="L2">
        <text:list-item>
          <text:p text:style-name="P7">Visiter les liens</text:p>
        </text:list-item>
      </text:list>
      <text:h text:style-name="Heading_20_2" text:outline-level="2">Tests de validation et de mesure</text:h>
      <text:list xml:id="list979259126" text:style-name="L3">
        <text:list-item>
          <text:p text:style-name="P8">Les liens soient affichés dans l'ordre attendu</text:p>
        </text:list-item>
        <text:list-item>
          <text:p text:style-name="P8">Le titre soit présent et formatté selon le CSS du site</text:p>
        </text:list-item>
        <text:list-item>
          <text:p text:style-name="P8">La note soit formattée à l'image du contenu du rich text editor</text:p>
        </text:list-item>
        <text:list-item>
          <text:p text:style-name="P8"><text:soft-page-break/>Les liens sont mis à jour lorsque les pages reliées sont modifiés, tel le titre ou l'UR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Sans1" svg:font-family="'Lucida Sans'"/>
    <style:font-face style:name="LucidaGrande" svg:font-family="LucidaGrande"/>
    <style:font-face style:name="OpenSymbol" svg:font-family="OpenSymbol"/>
    <style:font-face style:name="American Typewriter" svg:font-family="'American Typewriter'" style:font-adornments="Regular" style:font-family-generic="modern" style:font-pitch="fixed"/>
    <style:font-face style:name="DejaVu Sans Mono" svg:font-family="'DejaVu Sans Mono'" style:font-family-generic="modern" style:font-pitch="fixed"/>
    <style:font-face style:name="Lucida Grande1" svg:font-family="'Lucida Grande'" style:font-adornments="Bold" style:font-pitch="variable"/>
    <style:font-face style:name="Lucida Grande" svg:font-family="'Lucida Grande'" style:font-adornments="Regular"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Grande"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20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default-outline-level="1" style:list-style-name="List_20_1" style:class="list" style:master-page-name="">
      <style:paragraph-properties fo:margin-top="0cm" fo:margin-bottom="0.199cm" style:page-number="auto" fo:background-color="transparent" style:shadow="none">
        <style:tab-stops/>
        <style:background-image/>
      </style:paragraph-properties>
      <style:text-properties fo:font-size="10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style:shadow="none" text:number-lines="false" text:line-number="0">
        <style:tab-stops>
          <style:tab-stop style:position="8.795cm" style:type="center"/>
          <style:tab-stop style:position="17.59cm" style:type="right"/>
        </style:tab-stops>
      </style:paragraph-properties>
      <style:text-properties style:font-name="Lucida Grande" fo:font-size="11pt"/>
    </style:style>
    <style:style style:name="Footer" style:family="paragraph" style:parent-style-name="Standard" style:class="extra" style:master-page-name="">
      <style:paragraph-properties style:page-number="auto" text:number-lines="false" text:line-number="0">
        <style:tab-stops>
          <style:tab-stop style:position="8.795cm" style:type="center"/>
          <style:tab-stop style:position="17.59cm" style:type="right"/>
        </style:tab-stops>
      </style:paragraph-properties>
      <style:text-properties fo:color="#808080" fo:font-size="8pt"/>
    </style:style>
    <style:style style:name="Header2"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text-properties fo:font-size="16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merican Typewriter" fo:font-size="13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ucida Grande1" fo:font-size="12pt" fo:font-weight="normal"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199cm" fo:text-indent="-0.635cm" style:auto-text-indent="false"/>
    </style:style>
    <style:style style:name="List_20_1_20_Start" style:display-name="List 1 Start" style:family="paragraph" style:parent-style-name="List" style:class="list" style:master-page-name="">
      <style:paragraph-properties fo:margin-left="0.24cm" fo:margin-right="0cm" fo:margin-top="0.42cm" fo:margin-bottom="0.31cm" fo:text-indent="0cm" style:auto-text-indent="false" style:page-number="auto"/>
      <style:text-properties fo:font-size="10.5pt" fo:font-weight="bold"/>
    </style:style>
    <style:style style:name="List_20_1_20_End" style:display-name="List 1 End" style:family="paragraph" style:parent-style-name="List" style:class="list">
      <style:paragraph-properties fo:margin-left="0.635cm" fo:margin-right="0cm" fo:margin-top="0cm" fo:margin-bottom="0.52cm" fo:text-indent="-0.635cm" style:auto-text-indent="false"/>
    </style:style>
    <style:style style:name="Heading_20_4" style:display-name="Heading 4" style:family="paragraph" style:parent-style-name="Heading" style:next-style-name="Text_20_body" style:default-outline-level="4" style:class="text">
      <style:text-properties style:font-name="Lucida Grande1" fo:font-size="10.5pt" fo:font-style="normal"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style>
    <style:style style:name="MP2" style:family="paragraph" style:parent-style-name="Header2">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MP3" style:family="paragraph" style:parent-style-name="Header">
      <style:paragraph-properties fo:margin-left="0cm" fo:margin-right="0cm" fo:text-indent="1.584cm" style:auto-text-indent="false">
        <style:tab-stops>
          <style:tab-stop style:position="1.584cm"/>
          <style:tab-stop style:position="8.795cm" style:type="center"/>
          <style:tab-stop style:position="17.59cm" style:type="right"/>
        </style:tab-stops>
      </style:paragraph-properties>
      <style:text-properties style:use-window-font-color="true" style:text-outline="false" style:text-position="0% 100%" style:font-name="LucidaGrande" fo:font-size="10pt" fo:letter-spacing="normal" style:text-underline-style="none" style:letter-kerning="false" style:font-name-asian="LucidaGrande" style:font-size-asian="10pt" style:font-name-complex="LucidaGrande" style:font-size-complex="10pt"/>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141cm" fo:margin-bottom="0.9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958cm" fo:margin-left="0cm" fo:margin-right="0cm" fo:margin-bottom="0.499cm"/>
      </style:header-style>
      <style:footer-style>
        <style:header-footer-properties svg:height="0.88cm" fo:margin-left="0cm" fo:margin-right="0cm" fo:margin-top="0.499cm"/>
      </style:footer-style>
    </style:page-layout>
  </office:automatic-styles>
  <office:master-styles>
    <style:master-page style:name="Standard" style:page-layout-name="Mpm1">
      <style:header>
        <text:p text:style-name="MP1"><draw:frame draw:style-name="Mfr1" draw:name="graphics1" text:anchor-type="char" svg:x="0.025cm" svg:y="0cm" svg:width="1.281cm" svg:height="1.282cm" draw:z-index="1"><draw:image xlink:href="Pictures/100002010000008000000080A6F6EB87.png" xlink:type="simple" xlink:show="embed" xlink:actuate="onLoad"/></draw:frame>Vimba Inc</text:p>
        <text:p text:style-name="MP2">Technologies | Beauté pragmatique</text:p>
        <text:p text:style-name="MP3"/>
      </style:header>
      <style:footer>
        <text:p text:style-name="Footer">Copyright Vimba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8T12:38:43</meta:creation-date>
    <meta:editing-duration>PT33H31M41S</meta:editing-duration>
    <meta:editing-cycles>92</meta:editing-cycles>
    <meta:generator>OpenOffice.org/3.1$Unix OpenOffice.org_project/310m19$Build-9420</meta:generator>
    <meta:initial-creator>Francis Lavoie</meta:initial-creator>
    <dc:date>2010-07-23T17:45:22</dc:date>
    <dc:creator>Francois Lebel</dc:creator>
    <meta:document-statistic meta:table-count="0" meta:image-count="1" meta:object-count="0" meta:page-count="2" meta:paragraph-count="30" meta:word-count="293" meta:character-count="1725"/>
  </office:meta>
</office:document-meta>
</file>